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Yokota, Eugene. “What I Found By Googling.”<text:s/>stackoverflow,<text:s/>Stackoverflow,<text:s/>6,<text:s/>September, 2008, Web,<text:s/>24, December<text:s/>2014. <text:s/>&lt;<text:s/><text:a xlink:href="http://stackoverflow.com/questions/47177/how-to-monitor-the-computers-cpu-memory-and-disk-usage-in-java" office:target-frame-name="_top" xlink:show="replace"><text:span text:style-name="Hyperlink">http://stackoverflow.com/questions/47177/how-to-monitor-the-computers-cpu-memory-and-disk-usage-in-java</text:span></text:a>&gt;</text:p>
      <text:p text:style-name="Normal">Mahesh,<text:s/>Chand. “Panel in C#.”<text:s/>c-sharpcorner,<text:s/>C# Corner, 15,<text:s/>July,<text:s/>2010,<text:s/>Web,<text:s/>3<text:s/>February<text:s/>2015.<text:s/><text:s/>&lt;<text:a xlink:href="http://www.c-sharpcorner.com/uploadfile/mahesh/panel-in-C-Sharp/" office:target-frame-name="_top" xlink:show="replace"><text:span text:style-name="Hyperlink">http://www.c-sharpcorner.com/uploadfile/mahesh/panel-in-C-Sharp/</text:span></text:a>&gt;</text:p>
      <text:p text:style-name="Normal">Dan, erez. “this works for me…” stackoverflow, Stackoverflow, 25, July, 2011, Web, 7 February 2015. &lt;<text:a xlink:href="http://stackoverflow.com/questions/1393711/get-free-disk-space" office:target-frame-name="_top" xlink:show="replace"><text:span text:style-name="Hyperlink">http://stackoverflow.com/questions/1393711/get-free-disk-space</text:span></text:a>&gt;</text:p>
      <text:p text:style-name="Normal">CMS. “You Can use the Performance Counter.”<text:s/>stackoverflow, Stackoverflow, 10, November, 2008, Web, 7 February 2015 &lt;<text:s/><text:a xlink:href="http://stackoverflow.com/questions/278071/how-to-get-the-cpu-usage-in-c" office:target-frame-name="_top" xlink:show="replace"><text:span text:style-name="Hyperlink">http://stackoverflow.com/questions/278071/how-to-get-the-cpu-usage-in-c</text:span></text:a>&gt;</text:p>
      <text:p text:style-name="Normal">Kyralessa. “Add a reference to Microsoft.VisualBasic.dll.”<text:s/>stackoverflow, Stackoverflow, 19, September, 2008, Web, 7 February 2015. &lt;<text:a xlink:href="http://stackoverflow.com/questions/278071/how-to-get-the-cpu-usage-in-c" office:target-frame-name="_top" xlink:show="replace"><text:span text:style-name="Hyperlink">http://stackoverflow.com/questions/278071/how-to-get-the-cpu-usage-in-c</text:span></text:a>&gt;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language="en" fo:country="CA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n432</meta:initial-creator>
    <dc:creator>lin432</dc:creator>
    <meta:creation-date>2015-03-16T20:39:00Z</meta:creation-date>
    <dc:date>2015-03-16T20:39:00Z</dc:date>
    <meta:print-date>2015-03-16T20:39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09" meta:character-count="1404" meta:row-count="9" meta:non-whitespace-character-count="1197"/>
  </office:meta>
</office:document-meta>
</file>